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cm" svg:stroke-color="#3333ff" draw:marker-start-width="0.575cm" draw:marker-end-width="0.575cm" draw:fill="none" draw:textarea-vertical-align="middle" fo:padding-top="0.25cm" fo:padding-bottom="0.25cm" fo:padding-left="0.375cm" fo:padding-right="0.375cm"/>
    </style:style>
    <style:style style:name="gr2" style:family="graphic" style:parent-style-name="objectwithoutfill">
      <style:graphic-properties svg:stroke-width="0.25cm" svg:stroke-color="#3333ff" draw:marker-start-width="0.455cm" draw:marker-end-width="0.455cm" draw:fill="none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.599cm" svg:height="5.4cm" draw:transform="skewX (-9.57897035253392E-017) rotate (0.927293431584587) translate (1.75437281224167cm 3.81577892356691cm)" svg:viewBox="0 0 3600 5401" svg:d="M0 307c2760-820 3320 10 1800 2400s-920 3190 1800 2400">
          <text:p/>
        </draw:path>
      </draw:page>
      <draw:page draw:name="page2" draw:style-name="dp1" draw:master-page-name="Default">
        <draw:polyline draw:style-name="gr2" draw:text-style-name="P1" draw:layer="measurelines" svg:width="3.599cm" svg:height="4.799cm" draw:transform="rotate (0.927293431584587) translate (1.99999642717074cm 3.99999732036808cm)" svg:viewBox="0 0 3600 4800" draw:points="0,0 2500,0 1100,4800 3600,4800">
          <text:p/>
        </draw:polyline>
      </draw:page>
      <draw:page draw:name="page3" draw:style-name="dp1" draw:master-page-name="Default">
        <draw:polyline draw:style-name="gr2" draw:text-style-name="P1" draw:layer="measurelines" svg:width="3.999cm" svg:height="5.999cm" draw:transform="rotate (1.5707963267949) translate (2cm 6cm)" svg:viewBox="0 0 4000 6000" draw:points="2000,0 4000,0 4000,3000 0,3000 0,6000 2000,60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30T15:42:25.199103467</dc:date>
    <dc:creator>Stefan Fragner</dc:creator>
    <meta:generator>LibreOffice/4.2.8.2$Linux_X86_64 LibreOffice_project/420m0$Build-2</meta:generator>
    <meta:editing-duration>PT45M28S</meta:editing-duration>
    <meta:editing-cycles>8</meta:editing-cycles>
    <meta:document-statistic meta:object-count="3"/>
  </office:meta>
</office:document-meta>
</file>